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</office:automatic-styles>
  <office:body>
    <office:drawing>
      <draw:page draw:name="page1" draw:style-name="dp1" draw:master-page-name="_31_">
        <draw:polygon draw:style-name="gr1" draw:layer="layout" svg:width="1.998cm" svg:height="1.499cm" svg:x="1.1cm" svg:y="1.2cm" svg:viewBox="0 0 1999 1500" draw:points="1999,1500 0,1500 0,0 1999,0">
          <text:p/>
        </draw:polygon>
        <draw:polygon draw:style-name="gr1" draw:layer="layout" svg:width="0.299cm" svg:height="1.198cm" svg:x="1.95cm" svg:y="1.3cm" svg:viewBox="0 0 300 1199" draw:points="300,1199 0,1199 0,0 300,0">
          <text:p/>
        </draw:polygon>
        <draw:line draw:style-name="gr1" draw:layer="layout" svg:x1="2.149cm" svg:y1="1.7cm" svg:x2="2.1cm" svg:y2="1.4cm">
          <text:p/>
        </draw:line>
        <draw:line draw:style-name="gr1" draw:layer="layout" svg:x1="2.05cm" svg:y1="1.699cm" svg:x2="2.099cm" svg:y2="1.4cm">
          <text:p/>
        </draw:line>
        <draw:line draw:style-name="gr1" draw:layer="layout" svg:x1="2.05cm" svg:y1="1.7cm" svg:x2="2.149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11:21.437000000</meta:creation-date>
    <meta:editing-duration>PT12S</meta:editing-duration>
    <meta:editing-cycles>2</meta:editing-cycles>
    <meta:generator>LibreOffice/4.3.6.2$Windows_x86 LibreOffice_project/d50a87b2e514536ed401c18000dad4660b6a169e</meta:generator>
    <dc:date>2015-09-29T10:11:33.375000000</dc:date>
    <meta:document-statistic meta:object-count="5"/>
    <meta:template xlink:type="simple" xlink:actuate="onRequest" xlink:title="1" xlink:href="file:///C:/Documents%20and%20Settings/User/Application%20Data/LibreOffice/4/user/template/1.otg" meta:date="2015-09-29T10:11:21.375000000"/>
  </office:meta>
</office:document-meta>
</file>